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58.34pt"/>
    </style:style>
    <style:style style:name="co5" style:family="table-column">
      <style:table-column-properties fo:break-before="auto" style:column-width="27.3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1012" table:default-cell-style-name="Default"/>
        <table:table-row table:style-name="ro1">
          <table:table-cell office:value-type="string" calcext:value-type="string">
            <text:p>board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in2</text:p>
          </table:table-cell>
          <table:table-cell table:style-name="ce1" office:value-type="string" calcext:value-type="string">
            <text:p>max2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Limit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“peter”</text:p>
          </table:table-cell>
          <table:table-cell office:value-type="string" calcext:value-type="string">
            <text:p>rcz1</text:p>
          </table:table-cell>
          <table:table-cell office:value-type="float" office:value="-31.86" calcext:value-type="float">
            <text:p>-31.86</text:p>
          </table:table-cell>
          <table:table-cell office:value-type="float" office:value="-31.43" calcext:value-type="float">
            <text:p>-31.43</text:p>
          </table:table-cell>
          <table:table-cell office:value-type="float" office:value="-28.89" calcext:value-type="float">
            <text:p>-28.89</text:p>
          </table:table-cell>
          <table:table-cell office:value-type="float" office:value="-28.76" calcext:value-type="float">
            <text:p>-28.7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z1</text:p>
          </table:table-cell>
          <table:table-cell office:value-type="float" office:value="-31.17" calcext:value-type="float">
            <text:p>-31.17</text:p>
          </table:table-cell>
          <table:table-cell office:value-type="float" office:value="-30.62" calcext:value-type="float">
            <text:p>-30.62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8.91" calcext:value-type="float">
            <text:p>-28.9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z1</text:p>
          </table:table-cell>
          <table:table-cell office:value-type="float" office:value="-31.74" calcext:value-type="float">
            <text:p>-31.74</text:p>
          </table:table-cell>
          <table:table-cell office:value-type="float" office:value="-31.47" calcext:value-type="float">
            <text:p>-31.47</text:p>
          </table:table-cell>
          <table:table-cell office:value-type="float" office:value="-29.33" calcext:value-type="float">
            <text:p>-29.33</text:p>
          </table:table-cell>
          <table:table-cell office:value-type="float" office:value="-29.32" calcext:value-type="float">
            <text:p>-29.32</text:p>
          </table:table-cell>
          <table:table-cell office:value-type="string" calcext:value-type="string">
            <text:p><text:s/>(without resets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MIN([.C2:.C4])" office:value-type="float" office:value="-31.86" calcext:value-type="float">
            <text:p>-31.86</text:p>
          </table:table-cell>
          <table:table-cell table:number-columns-repeated="2"/>
          <table:table-cell table:formula="of:=MAX([.F2:.F4])" office:value-type="float" office:value="-28.76" calcext:value-type="float">
            <text:p>-28.76</text:p>
          </table:table-cell>
          <table:table-cell/>
          <table:table-cell table:formula="of:=[.C5]+[.$H$1]" office:value-type="float" office:value="12.14" calcext:value-type="float">
            <text:p>12.14</text:p>
          </table:table-cell>
          <table:table-cell table:formula="of:=[.F5]+[.$H$1]" office:value-type="float" office:value="15.24" calcext:value-type="float">
            <text:p>15.24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cz2</text:p>
          </table:table-cell>
          <table:table-cell office:value-type="float" office:value="-26.38" calcext:value-type="float">
            <text:p>-26.38</text:p>
          </table:table-cell>
          <table:table-cell office:value-type="float" office:value="-25.01" calcext:value-type="float">
            <text:p>-25.01</text:p>
          </table:table-cell>
          <table:table-cell office:value-type="float" office:value="-23.66" calcext:value-type="float">
            <text:p>-23.66</text:p>
          </table:table-cell>
          <table:table-cell office:value-type="float" office:value="-23.62" calcext:value-type="float">
            <text:p>-23.62</text:p>
          </table:table-cell>
          <table:table-cell/>
          <table:table-cell table:formula="of:=[.C6]+[.$H$1]" office:value-type="float" office:value="17.62" calcext:value-type="float">
            <text:p>17.62</text:p>
          </table:table-cell>
          <table:table-cell table:formula="of:=[.F6]+[.$H$1]" office:value-type="float" office:value="20.38" calcext:value-type="float">
            <text:p>20.38</text:p>
          </table:table-cell>
          <table:table-cell office:value-type="float" office:value="18.71" calcext:value-type="float">
            <text:p>18.71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cz3a</text:p>
          </table:table-cell>
          <table:table-cell office:value-type="float" office:value="-26.06" calcext:value-type="float">
            <text:p>-26.06</text:p>
          </table:table-cell>
          <table:table-cell office:value-type="float" office:value="-26.05" calcext:value-type="float">
            <text:p>-26.05</text:p>
          </table:table-cell>
          <table:table-cell office:value-type="float" office:value="-25.87" calcext:value-type="float">
            <text:p>-25.87</text:p>
          </table:table-cell>
          <table:table-cell office:value-type="float" office:value="-25.71" calcext:value-type="float">
            <text:p>-25.7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cz3c</text:p>
          </table:table-cell>
          <table:table-cell office:value-type="float" office:value="-26.04" calcext:value-type="float">
            <text:p>-26.04</text:p>
          </table:table-cell>
          <table:table-cell office:value-type="float" office:value="-26.02" calcext:value-type="float">
            <text:p>-26.02</text:p>
          </table:table-cell>
          <table:table-cell table:number-columns-repeated="2" office:value-type="float" office:value="-25.62" calcext:value-type="float">
            <text:p>-25.6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z3</text:p>
          </table:table-cell>
          <table:table-cell office:value-type="float" office:value="-25.99" calcext:value-type="float">
            <text:p>-25.99</text:p>
          </table:table-cell>
          <table:table-cell office:value-type="float" office:value="-25.98" calcext:value-type="float">
            <text:p>-25.98</text:p>
          </table:table-cell>
          <table:table-cell office:value-type="float" office:value="-25.68" calcext:value-type="float">
            <text:p>-25.68</text:p>
          </table:table-cell>
          <table:table-cell office:value-type="float" office:value="-25.67" calcext:value-type="float">
            <text:p>-25.67</text:p>
          </table:table-cell>
          <table:table-cell office:value-type="string" calcext:value-type="string">
            <text:p><text:s/>(without resets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MIN([.C8:.C10])" office:value-type="float" office:value="-26.06" calcext:value-type="float">
            <text:p>-26.06</text:p>
          </table:table-cell>
          <table:table-cell table:number-columns-repeated="2"/>
          <table:table-cell table:formula="of:=MAX([.F8:.F10])" office:value-type="float" office:value="-25.62" calcext:value-type="float">
            <text:p>-25.62</text:p>
          </table:table-cell>
          <table:table-cell/>
          <table:table-cell table:formula="of:=[.C11]+[.$H$1]" office:value-type="float" office:value="17.94" calcext:value-type="float">
            <text:p>17.94</text:p>
          </table:table-cell>
          <table:table-cell table:formula="of:=[.F11]+[.$H$1]" office:value-type="float" office:value="18.38" calcext:value-type="float">
            <text:p>18.38</text:p>
          </table:table-cell>
          <table:table-cell office:value-type="float" office:value="14.97" calcext:value-type="float">
            <text:p>14.9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cz4</text:p>
          </table:table-cell>
          <table:table-cell office:value-type="float" office:value="-25.17" calcext:value-type="float">
            <text:p>-25.17</text:p>
          </table:table-cell>
          <table:table-cell office:value-type="float" office:value="-23.71" calcext:value-type="float">
            <text:p>-23.71</text:p>
          </table:table-cell>
          <table:table-cell office:value-type="float" office:value="-22.83" calcext:value-type="float">
            <text:p>-22.83</text:p>
          </table:table-cell>
          <table:table-cell office:value-type="float" office:value="-22.73" calcext:value-type="float">
            <text:p>-22.73</text:p>
          </table:table-cell>
          <table:table-cell/>
          <table:table-cell table:formula="of:=[.C12]+[.$H$1]" office:value-type="float" office:value="18.83" calcext:value-type="float">
            <text:p>18.83</text:p>
          </table:table-cell>
          <table:table-cell table:formula="of:=[.F12]+[.$H$1]" office:value-type="float" office:value="21.27" calcext:value-type="float">
            <text:p>21.27</text:p>
          </table:table-cell>
          <table:table-cell office:value-type="float" office:value="18.6" calcext:value-type="float">
            <text:p>18.6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igfox dongle RSS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SA832E</text:p>
          </table:table-cell>
          <table:table-cell office:value-type="string" calcext:value-type="string">
            <text:p>DSA832E + 40db Attenuat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33.68" calcext:value-type="float">
            <text:p>-33.68</text:p>
          </table:table-cell>
          <table:table-cell table:formula="of:=[.C2]+[.$D$1]" office:value-type="float" office:value="6.32" calcext:value-type="float">
            <text:p>6.32</text:p>
          </table:table-cell>
          <table:table-cell office:value-type="float" office:value="15.1" calcext:value-type="float">
            <text:p>15.1</text:p>
          </table:table-cell>
          <table:table-cell office:value-type="float" office:value="-25.4" calcext:value-type="float">
            <text:p>-2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3.2" calcext:value-type="float">
            <text:p>-33.2</text:p>
          </table:table-cell>
          <table:table-cell table:formula="of:=[.C3]+[.$D$1]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2.91" calcext:value-type="float">
            <text:p>-32.91</text:p>
          </table:table-cell>
          <table:table-cell table:formula="of:=[.C4]+[.$D$1]"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3.56" calcext:value-type="float">
            <text:p>-23.56</text:p>
          </table:table-cell>
          <table:table-cell table:formula="of:=[.C6]+[.$D$1]" office:value-type="float" office:value="16.44" calcext:value-type="float">
            <text:p>16.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[.C7]+[.$D$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]+[.$D$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5.44" calcext:value-type="float">
            <text:p>-25.44</text:p>
          </table:table-cell>
          <table:table-cell table:formula="of:=[.C10]+[.$D$1]" office:value-type="float" office:value="14.56" calcext:value-type="float">
            <text:p>14.56</text:p>
          </table:table-cell>
          <table:table-cell office:value-type="float" office:value="14.93" calcext:value-type="float">
            <text:p>14.93</text:p>
          </table:table-cell>
          <table:table-cell office:value-type="float" office:value="-25.42" calcext:value-type="float">
            <text:p>-25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5.21" calcext:value-type="float">
            <text:p>-25.21</text:p>
          </table:table-cell>
          <table:table-cell table:formula="of:=[.C11]+[.$D$1]"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24.89" calcext:value-type="float">
            <text:p>-24.89</text:p>
          </table:table-cell>
          <table:table-cell table:formula="of:=[.C12]+[.$D$1]" office:value-type="float" office:value="15.11" calcext:value-type="float">
            <text:p>15.1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4]+[.$D$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5]+[.$D$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6]+[.$D$1]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1T14:27:19.652021241</meta:creation-date>
    <dc:date>2019-11-11T15:48:17.049803787</dc:date>
    <meta:editing-duration>PT29M1S</meta:editing-duration>
    <meta:editing-cycles>6</meta:editing-cycles>
    <meta:generator>LibreOffice/6.3.3.2$MacOSX_X86_64 LibreOffice_project/a64200df03143b798afd1ec74a12ab50359878ed</meta:generator>
    <meta:document-statistic meta:table-count="2" meta:cell-count="126" meta:object-count="0"/>
  </office:meta>
</office:document-meta>
</file>